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6.58mm" svg:height="82.55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46.58mm" svg:height="82.55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46.58mm" svg:height="82.55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46.58mm" svg:height="82.55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46.58mm" svg:height="82.55mm" style:rel-width="scale" style:rel-height="scale"><draw:object-ole xlink:href="OleObj5"/><draw:image xlink:href="ObjectReplacements/OleObj5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